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1400000107B676BBE78DCA96F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40213" officeooo:paragraph-rsid="00140213"/>
    </style:style>
    <style:style style:name="P2" style:family="paragraph" style:parent-style-name="Standard">
      <style:text-properties officeooo:rsid="001dd969" officeooo:paragraph-rsid="001dd969"/>
    </style:style>
    <style:style style:name="P3" style:family="paragraph" style:parent-style-name="Standard">
      <style:text-properties officeooo:rsid="0001cf96" officeooo:paragraph-rsid="000519df"/>
    </style:style>
    <style:style style:name="P4" style:family="paragraph" style:parent-style-name="Standard">
      <style:text-properties officeooo:rsid="0001cf96" officeooo:paragraph-rsid="0001cf96"/>
    </style:style>
    <style:style style:name="P5" style:family="paragraph" style:parent-style-name="Standard">
      <style:text-properties officeooo:rsid="0001cf96" officeooo:paragraph-rsid="0011b009"/>
    </style:style>
    <style:style style:name="P6" style:family="paragraph" style:parent-style-name="Standard">
      <style:text-properties officeooo:rsid="0011b009" officeooo:paragraph-rsid="0011b009"/>
    </style:style>
    <style:style style:name="P7" style:family="paragraph" style:parent-style-name="Standard">
      <style:text-properties officeooo:rsid="0011b009" officeooo:paragraph-rsid="0012cae3"/>
    </style:style>
    <style:style style:name="P8" style:family="paragraph" style:parent-style-name="Standard">
      <style:text-properties officeooo:paragraph-rsid="0011b009"/>
    </style:style>
    <style:style style:name="P9" style:family="paragraph" style:parent-style-name="Standard">
      <style:text-properties officeooo:rsid="00030045" officeooo:paragraph-rsid="000348f6"/>
    </style:style>
    <style:style style:name="P10" style:family="paragraph" style:parent-style-name="Standard">
      <style:text-properties officeooo:rsid="00088a9c" officeooo:paragraph-rsid="00088a9c"/>
    </style:style>
    <style:style style:name="P11" style:family="paragraph" style:parent-style-name="Standard">
      <style:text-properties officeooo:rsid="00005bc0" officeooo:paragraph-rsid="00005bc0"/>
    </style:style>
    <style:style style:name="P12" style:family="paragraph" style:parent-style-name="Standard">
      <style:text-properties officeooo:paragraph-rsid="00005bc0"/>
    </style:style>
    <style:style style:name="P13" style:family="paragraph" style:parent-style-name="Standard">
      <style:text-properties officeooo:rsid="000348f6" officeooo:paragraph-rsid="000348f6"/>
    </style:style>
    <style:style style:name="P14" style:family="paragraph" style:parent-style-name="Standard">
      <style:text-properties officeooo:rsid="0007368f" officeooo:paragraph-rsid="00088a9c"/>
    </style:style>
    <style:style style:name="P15" style:family="paragraph" style:parent-style-name="Standard">
      <style:text-properties officeooo:rsid="0007368f" officeooo:paragraph-rsid="0012cae3"/>
    </style:style>
    <style:style style:name="P16" style:family="paragraph" style:parent-style-name="Standard">
      <style:text-properties officeooo:rsid="0007368f" officeooo:paragraph-rsid="0011b009"/>
    </style:style>
    <style:style style:name="P17" style:family="paragraph" style:parent-style-name="Standard">
      <style:text-properties officeooo:rsid="0012cae3" officeooo:paragraph-rsid="000348f6"/>
    </style:style>
    <style:style style:name="P18" style:family="paragraph" style:parent-style-name="Standard">
      <style:text-properties officeooo:rsid="0012cae3" officeooo:paragraph-rsid="0012cae3"/>
    </style:style>
    <style:style style:name="P19" style:family="paragraph" style:parent-style-name="Text_20_body">
      <style:text-properties officeooo:rsid="001386c7" officeooo:paragraph-rsid="001386c7"/>
    </style:style>
    <style:style style:name="P20" style:family="paragraph" style:parent-style-name="Text_20_body">
      <style:text-properties officeooo:rsid="00140213" officeooo:paragraph-rsid="00140213"/>
    </style:style>
    <style:style style:name="P21" style:family="paragraph" style:parent-style-name="Text_20_body">
      <style:text-properties officeooo:rsid="00140213" officeooo:paragraph-rsid="0019c627"/>
    </style:style>
    <style:style style:name="P22" style:family="paragraph" style:parent-style-name="Text_20_body">
      <style:text-properties officeooo:rsid="00140213" officeooo:paragraph-rsid="001386c7"/>
    </style:style>
    <style:style style:name="P23" style:family="paragraph" style:parent-style-name="Text_20_body">
      <style:text-properties officeooo:rsid="001b291e" officeooo:paragraph-rsid="001b291e"/>
    </style:style>
    <style:style style:name="P24" style:family="paragraph" style:parent-style-name="Text_20_body">
      <style:text-properties officeooo:rsid="00140213" officeooo:paragraph-rsid="00140213"/>
    </style:style>
    <style:style style:name="P25" style:family="paragraph" style:parent-style-name="Heading_20_1">
      <style:text-properties officeooo:rsid="001386c7" officeooo:paragraph-rsid="001386c7"/>
    </style:style>
    <style:style style:name="P26" style:family="paragraph" style:parent-style-name="Standard" style:list-style-name="L2">
      <style:text-properties officeooo:rsid="0011b009" officeooo:paragraph-rsid="0011b009"/>
    </style:style>
    <style:style style:name="P27" style:family="paragraph" style:parent-style-name="Standard" style:list-style-name="L2">
      <style:text-properties officeooo:rsid="0011b009" officeooo:paragraph-rsid="0012cae3"/>
    </style:style>
    <style:style style:name="P28" style:family="paragraph" style:parent-style-name="Standard" style:list-style-name="L1">
      <style:text-properties officeooo:rsid="00088a9c" officeooo:paragraph-rsid="00088a9c"/>
    </style:style>
    <style:style style:name="P29" style:family="paragraph" style:parent-style-name="Standard" style:list-style-name="L1">
      <style:text-properties officeooo:rsid="000b7903" officeooo:paragraph-rsid="00088a9c"/>
    </style:style>
    <style:style style:name="P30" style:family="paragraph" style:parent-style-name="Standard" style:list-style-name="L1">
      <style:text-properties officeooo:rsid="000b7903" officeooo:paragraph-rsid="000b7903"/>
    </style:style>
    <style:style style:name="P31" style:family="paragraph" style:parent-style-name="Standard">
      <style:text-properties officeooo:paragraph-rsid="00005bc0"/>
    </style:style>
    <style:style style:name="P32" style:family="paragraph" style:parent-style-name="Standard" style:list-style-name="L2">
      <style:text-properties officeooo:rsid="0016b95a" officeooo:paragraph-rsid="0016b95a"/>
    </style:style>
    <style:style style:name="P33" style:family="paragraph" style:parent-style-name="Standard">
      <style:text-properties officeooo:rsid="0012cae3" officeooo:paragraph-rsid="0012cae3"/>
    </style:style>
    <style:style style:name="P34" style:family="paragraph" style:parent-style-name="Standard" style:list-style-name="L2">
      <style:text-properties officeooo:rsid="0012cae3" officeooo:paragraph-rsid="0012cae3"/>
    </style:style>
    <style:style style:name="P3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519df"/>
    </style:style>
    <style:style style:name="T2" style:family="text">
      <style:text-properties officeooo:rsid="0011b009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1b009" fo:background-color="#ffff00" loext:char-shading-value="0"/>
    </style:style>
    <style:style style:name="T5" style:family="text">
      <style:text-properties officeooo:rsid="0019c627" fo:background-color="#ffff00" loext:char-shading-value="0"/>
    </style:style>
    <style:style style:name="T6" style:family="text">
      <style:text-properties officeooo:rsid="001f07bd" fo:background-color="#ffff00" loext:char-shading-value="0"/>
    </style:style>
    <style:style style:name="T7" style:family="text">
      <style:text-properties officeooo:rsid="002a2f02" fo:background-color="#ffff00" loext:char-shading-value="0"/>
    </style:style>
    <style:style style:name="T8" style:family="text">
      <style:text-properties officeooo:rsid="002a2f02"/>
    </style:style>
    <style:style style:name="T9" style:family="text">
      <style:text-properties officeooo:rsid="00287975"/>
    </style:style>
    <style:style style:name="T10" style:family="text">
      <style:text-properties officeooo:rsid="0016b95a"/>
    </style:style>
    <style:style style:name="T11" style:family="text">
      <style:text-properties officeooo:rsid="002b9eb8"/>
    </style:style>
    <style:style style:name="T12" style:family="text">
      <style:text-properties officeooo:rsid="00157333"/>
    </style:style>
    <style:style style:name="T13" style:family="text">
      <style:text-properties officeooo:rsid="00005bc0"/>
    </style:style>
    <style:style style:name="T14" style:family="text">
      <style:text-properties officeooo:rsid="00006dd1"/>
    </style:style>
    <style:style style:name="T15" style:family="text">
      <style:text-properties officeooo:rsid="00030045"/>
    </style:style>
    <style:style style:name="T16" style:family="text">
      <style:text-properties officeooo:rsid="000348f6"/>
    </style:style>
    <style:style style:name="T17" style:family="text">
      <style:text-properties officeooo:rsid="0006c593"/>
    </style:style>
    <style:style style:name="T18" style:family="text">
      <style:text-properties officeooo:rsid="0007368f"/>
    </style:style>
    <style:style style:name="T19" style:family="text">
      <style:text-properties officeooo:rsid="00084c71"/>
    </style:style>
    <style:style style:name="T20" style:family="text">
      <style:text-properties officeooo:rsid="00088a9c"/>
    </style:style>
    <style:style style:name="T21" style:family="text">
      <style:text-properties officeooo:rsid="000a76f8"/>
    </style:style>
    <style:style style:name="T22" style:family="text">
      <style:text-properties officeooo:rsid="000b7903"/>
    </style:style>
    <style:style style:name="T23" style:family="text">
      <style:text-properties officeooo:rsid="000deec9"/>
    </style:style>
    <style:style style:name="T24" style:family="text">
      <style:text-properties officeooo:rsid="000f61b5"/>
    </style:style>
    <style:style style:name="T25" style:family="text">
      <style:text-properties officeooo:rsid="0012cae3"/>
    </style:style>
    <style:style style:name="T26" style:family="text">
      <style:text-properties officeooo:rsid="00140213"/>
    </style:style>
    <style:style style:name="T27" style:family="text">
      <style:text-properties officeooo:rsid="001f07bd"/>
    </style:style>
    <style:style style:name="T28" style:family="text">
      <style:text-properties officeooo:rsid="0020d7b3"/>
    </style:style>
    <style:style style:name="T29" style:family="text">
      <style:text-properties officeooo:rsid="0028883c"/>
    </style:style>
    <style:style style:name="T30" style:family="text">
      <style:text-properties officeooo:rsid="002e8d5b"/>
    </style:style>
    <style:style style:name="T31" style:family="text">
      <style:text-properties officeooo:rsid="002faf2e"/>
    </style:style>
    <style:style style:name="T32" style:family="text">
      <style:text-properties officeooo:rsid="00300654"/>
    </style:style>
    <style:style style:name="T33" style:family="text">
      <style:text-properties officeooo:rsid="00312672"/>
    </style:style>
    <style:style style:name="T34" style:family="text">
      <style:text-properties officeooo:rsid="0032fbe8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140406640099376" text:id="ct140406640099376">
          <text:insertion>
            <office:change-info>
              <dc:creator>Tomas Petru</dc:creator>
              <dc:date>2016-10-23T17:05:00</dc:date>
            </office:change-info>
          </text:insertion>
        </text:changed-region>
        <text:changed-region xml:id="ct140406644248432" text:id="ct140406644248432">
          <text:deletion>
            <office:change-info>
              <dc:creator>Tomas Petru</dc:creator>
              <dc:date>2016-10-23T17:05:00</dc:date>
            </office:change-info>
            <text:p text:style-name="P1">sensorů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iverzální Městs<text:span text:style-name="T21">k</text:span>á Sen<text:span text:style-name="T21">s</text:span>orická Síť</text:p>
      <text:p text:style-name="P11"/>
      <text:h text:style-name="Heading_20_1" text:outline-level="1">Cíl<text:span text:style-name="T23">e</text:span> projektu</text:h>
      <text:p text:style-name="P11">Cílem projektu je výzkum a vytvoření platformy pro <text:span text:style-name="T14">příjem,</text:span> zpracování <text:span text:style-name="T14">a poskytování</text:span> dat pocházejících z hardwarových <text:span text:style-name="T30">senzorů</text:span>, ale také <text:span text:style-name="T14">těch</text:span> která je možno získat od poskytovatelů třetích stran.</text:p>
      <text:p text:style-name="P12"><text:span text:style-name="T13">Síť by měla umožňovat data analyzovat, vytvářet z nich logické celky a těmito pak řídit zařízení v reálném světě, nebo zpracovaná data poskytovat pomocí API (</text:span>Application Programming Interface<text:span text:style-name="T14">).</text:span></text:p>
      <text:p text:style-name="P12"/>
      <text:p text:style-name="P2">Projekt je primárně určen pro města s vysokou mírou znečištění ovzduší, a při jeho úspěšné implementaci by mělo být možno zlepšit životní podmínky například v mateřských školách či jiných budovách, v nichž je možné ovládat například vzd<text:span text:style-name="T29">u</text:span>chotechniku, díky čemuž i za nepříznivých rozptylových podmínek bude možné zachovat v prostorách čistý vzduch.</text:p>
      <text:p text:style-name="P12"/>
      <text:h text:style-name="Heading_20_1" text:outline-level="1">Konkrétní použití</text:h>
      <text:p text:style-name="P3">V rámci projektu bude vytvořena studie proveditelnosti a prototyp infrastruktury, která bude <text:span text:style-name="T30">sestávat</text:span> z několika statických a jednoho mobilního <text:span text:style-name="T30">senzoru</text:span> umístěných ve městě Ostrava, další data by měla pocházet z<text:span text:style-name="T29">e</text:span> zdrojů CHMU (Českého Hydrometeorologického Ústavu : <text:a xlink:type="simple" xlink:href="http://portal.chmi.cz/" text:style-name="Internet_20_link" text:visited-style-name="Visited_20_Internet_20_Link"><text:span text:style-name="T1">http://portal.chmi.cz/</text:span></text:a>), případně dalších zdrojů třetích stran.</text:p>
      <text:p text:style-name="P3"/>
      <text:p text:style-name="P4">Zpracování dat bude probíhat na serveru umístěném tak, aby k němu Labka Hackerspace, z.s. měla fyz<text:span text:style-name="T29">i</text:span>cký přístup a s<text:span text:style-name="T29">e zpracovanymi daty</text:span> bude možné řídit posk<text:span text:style-name="T27">y</text:span>tnutý vzorek vzduchotechnické <text:span text:style-name="T27">aparatury</text:span> <text:span text:style-name="T2">umístěné například v mateřské škole a nebo jiném objektu ve správě Statutárního města Ostravy</text:span>.</text:p>
      <text:p text:style-name="P4"/>
      <text:p text:style-name="P6">Zároveň bude do sítě vstupovat zpětná vazba ze senzoru umístěného v objektu, která bude umožňovat zpětnou an<text:span text:style-name="T8">a</text:span>lýzu užitečnosti celého řešení.</text:p>
      <text:p text:style-name="P6">Dalším vstupem by měl být vstup od uživatelů pomocí mobilní aplikace, případně pomocí webového rozhraní.</text:p>
      <text:p text:style-name="P6"/>
      <text:p text:style-name="P6">Vzhledem k tomu, že analýza dat <text:span text:style-name="T27">bude</text:span> postavena na principu <text:span text:style-name="T30">sebe učící</text:span> se <text:span text:style-name="T31">neuronové</text:span> sítě, vstupy zpětné vazby jsou mimořádně důležité nejen pro posouzení účin<text:span text:style-name="T8">n</text:span>osti řízení, ale také pro <text:span text:style-name="T8">další ucení a zdokonalovaní systému.</text:span></text:p>
      <text:p text:style-name="P6"/>
      <text:p text:style-name="P8"><office:annotation office:name="__Annotation__259_1812444130"><dc:creator>Tomas Petru</dc:creator><dc:date>2016-10-23T15:02:26</dc:date><loext:sender-initials>TP</loext:sender-initials><text:p text:style-name="P35"><text:span text:style-name="T35">Odstranit?</text:span></text:p></office:annotation><text:span text:style-name="T6">Nutno</text:span><text:span text:style-name="T4"> podotknout, že právě neurální síť bude zřejmě nejsložitější, ale také nejdůležitější částí projektu, poněvadž samotný přenos dat ze senzorů a vlastně <text:s/>i samotné řízení například klimatizací jsou pouze možné use-case, <text:s/>n</text:span><text:span text:style-name="T7">ikoliv</text:span><text:span text:style-name="T4"> však jediné možné.</text:span><text:span text:style-name="T7">S</text:span><text:span text:style-name="T4">právně navržen</text:span><text:span text:style-name="T7">ou</text:span><text:span text:style-name="T4"> neurální síť můžeme přirovnat k mozku, </text:span><text:span text:style-name="T7">zatimco</text:span><text:span text:style-name="T4"> ostatní čá</text:span><text:span text:style-name="T7">sti</text:span><text:span text:style-name="T4"> jsou “pouze” očima a rukama celé sítě.</text:span><office:annotation-end office:name="__Annotation__259_1812444130"/></text:p>
      <text:p text:style-name="P6"/>
      <text:p text:style-name="P5">V rámci vzniku prototypu bude probíhat výzkum a možnosti aplikace NB-IoT modulu, možností a typů na trhu dostupných <text:span text:style-name="T32">senzorů</text:span> <text:span text:style-name="T17">(Prachové částice PM2.5, PM10, O3, CO2 a dalších),</text:span> logického zpracování <text:span text:style-name="T2">(neurální síť)</text:span> a <text:span text:style-name="T28">zpřístupnění</text:span> datových struktur <text:span text:style-name="T2">(API)</text:span>, stejně jako možností řízení <text:soft-page-break/>klimatizačních jednotek <text:span text:style-name="T2">(driver, HW)</text:span>. </text:p>
      <text:p text:style-name="P5"/>
      <text:p text:style-name="P16">Důležitou částí projektu bude také výzkum zabezpečení celého technologického řešení, jakožto i jeho jednotlivých dílčích prvků, stejně jako <text:span text:style-name="T32">autentizace</text:span> jednotlivých uživatelů.</text:p>
      <text:p text:style-name="P4"><text:s/></text:p>
      <text:p text:style-name="P4"/>
      <text:h text:style-name="Heading_20_1" text:outline-level="1">Přesahy projektu <text:span text:style-name="T18">vůči dalším organizacím</text:span></text:h>
      <text:p text:style-name="P4">Díky spolupráci s neziskovou organizací Čisté nebe, o.p.s. (<text:a xlink:type="simple" xlink:href="http://www.cistenebe.cz/" text:style-name="Internet_20_link" text:visited-style-name="Visited_20_Internet_20_Link">http://www.cistenebe.cz/</text:a>) bude možné poskytnout vzniklou infrastrukturu pro použtí nejen v aplikaci sledující čistotu ovzduší <text:span text:style-name="T8">v </text:span>Ostravském kraji, ale <text:span text:style-name="T16">i</text:span> rozšíření jejich aktivit <text:span text:style-name="T15">v oblasti zkoumání možných změn s dopadem na zdraví občanů kraje.</text:span></text:p>
      <text:p text:style-name="P4"/>
      <text:p text:style-name="P9">Dalším přirozeným partnerem projektu je Statutární <text:span text:style-name="T16">m</text:span>ěsto Ostr<text:span text:style-name="T8">a</text:span>va, <text:span text:style-name="T32">jmenovitě projekt FajnOVA!!! (</text:span><text:a xlink:type="simple" xlink:href="http://fajnova.cz/" text:style-name="Internet_20_link" text:visited-style-name="Visited_20_Internet_20_Link"><text:span text:style-name="T32">http://fajnova.cz/</text:span></text:a><text:span text:style-name="T32">), který má za cíl vytvoření strategického plánu pro rozvoj města i regionu. Důvodem této spolupráce je apriori možné prozkoumání, zda by celý projekt v jeho komerční verzi bylo možné použít nad reálnou infrastrukturou městských budov.</text:span></text:p>
      <text:p text:style-name="P9"/>
      <text:p text:style-name="P7">Aktuálně je <text:span text:style-name="T8">v </text:span>jednání možná spolupráce s <text:span text:style-name="T8">Vysokou školou </text:span>Báň<text:span text:style-name="T25">skou a Slezskou Univerzitou v Opavě, a možné využití modelů, dat a dalších možností Národního Superpočítačového Centra (</text:span><text:a xlink:type="simple" xlink:href="https://www.it4i.cz/" text:style-name="Internet_20_link" text:visited-style-name="Visited_20_Internet_20_Link"><text:span text:style-name="T25">https://www.it4i.cz/</text:span></text:a><text:span text:style-name="T25">).</text:span></text:p>
      <text:p text:style-name="P9"/>
      <text:p text:style-name="P18">Nezbytná bude spolupráce s firmami dodávající vzduchotechniku, aby bylo možné testovat na reálném zařízení, stejně jako přístup k rídícím protokolům. V jednání je spolupráce s (<office:annotation office:name="__Annotation__278_1812444130"><dc:creator>Tomas Petru</dc:creator><dc:date>2016-10-23T15:04:33</dc:date><loext:sender-initials>TP</loext:sender-initials><text:p text:style-name="P35"><text:span text:style-name="T35">doplnit</text:span></text:p></office:annotation><text:span text:style-name="T3">doplní Láďa</text:span><office:annotation-end office:name="__Annotation__278_1812444130"/>)</text:p>
      <text:p text:style-name="P9"/>
      <text:p text:style-name="P13">V neposlední řadě bude projekt spolupracovat se společností Vodafone na výzkumu možností nové platformy pro tzv. Internet Věcí za použití technologie NB-IoT.</text:p>
      <text:p text:style-name="P17"/>
      <text:p text:style-name="P13"/>
      <text:h text:style-name="Heading_20_1" text:outline-level="1">Možná další použití</text:h>
      <text:p text:style-name="P15">Vzhledem k tomu, že projekt tak, jak je zde popsán je vlastně pouze jedním z možných použití (<text:span text:style-name="T21">b</text:span>usiness-case <text:span text:style-name="T25">resp. use-case</text:span>) celé platformy, neměl by být větší <text:span text:style-name="T24">problém </text:span>rozšířit v budoucnosti řešení například na nové druhy vstupních dat, <text:span text:style-name="T25">zpracovávaných modelů</text:span>, případně nejen k ovládání vzduchotechniky, ale například celých domů nebo například vodních <text:span text:style-name="T33">nádrží</text:span> či jiných inteligentních či <text:span text:style-name="T33">polo-inteligentních</text:span> částí infrastruktury města.</text:p>
      <text:p text:style-name="P15"/>
      <text:p text:style-name="P14">Důležitou součástí celého protot<text:span text:style-name="T19">y</text:span>pového řešení <text:span text:style-name="T20">je to, že data zpracovaná na serveru budou dostupná i projektům třetích stran a to i s případnou možností jejich monetizace (zpoplatnění) pomocí kvalitně popsaného API.</text:span></text:p>
      <text:p text:style-name="P14"/>
      <text:h text:style-name="Heading_20_1" text:outline-level="1">Výstupy projektu</text:h>
      <text:list xml:id="list9144266862950673241" text:style-name="L1">
        <text:list-item>
          <text:p text:style-name="P28">Prototypové funkční řešení na základě výše popsaného <text:span text:style-name="T22">a to především.</text:span></text:p>
        </text:list-item>
        <text:list-item>
          <text:p text:style-name="P29"><text:span text:style-name="T33">Senzory</text:span>, případně soustavy senzorů pro pasivní použití i pro použití na dronu.</text:p>
        </text:list-item>
        <text:list-item>
          <text:p text:style-name="P29"><text:span text:style-name="T33">Serverová</text:span> část zpracovávající a <text:span text:style-name="T34">rebelující</text:span> data ze <text:span text:style-name="T34">senzorů</text:span> a jiných datových zdrojů, schopná <text:soft-page-break/>posílat informace dalším modulům (API I/O).</text:p>
        </text:list-item>
        <text:list-item>
          <text:p text:style-name="P29"><text:span text:style-name="T11">D</text:span>river pro klimatizační jednotku, a její propojení s modulem NB-IoT, případně jiným.</text:p>
        </text:list-item>
        <text:list-item>
          <text:p text:style-name="P30"><text:span text:style-name="T33">Aplikace</text:span> pro mobilní zařízení a webové rozhraní schopné ovládat a sledovat funkce systému.</text:p>
        </text:list-item>
        <text:list-item>
          <text:p text:style-name="P28">Dokumentace úspěšných částí řešení <text:span text:style-name="T11">a </text:span>případných problémů.</text:p>
        </text:list-item>
        <text:list-item>
          <text:p text:style-name="P28">Dokumentace výzkumu a implementace <text:span text:style-name="T33">zabezpečení</text:span> <text:span text:style-name="T33">celého projektu.</text:span></text:p>
        </text:list-item>
      </text:list>
      <text:p text:style-name="P10"/>
      <text:h text:style-name="P25" text:outline-level="1">Složení <office:annotation office:name="__Annotation__279_1812444130"><dc:creator>Tomas Petru</dc:creator><dc:date>2016-10-23T15:05:03</dc:date><loext:sender-initials>TP</loext:sender-initials><text:p text:style-name="P35"><text:span text:style-name="T35">Budeme tady uvádět Vodafon stranu? Doplnit tituly… ještě někdo?</text:span></text:p></office:annotation>realizačního týmu<office:annotation-end office:name="__Annotation__279_1812444130"/></text:h>
      <text:p text:style-name="P19">Realizace celého projektu bude zaštítěna neziskovou organizací (zapsaným spolkem) Labka, z.s., jehož primárním cílem je výzkum a inovace na poli moderních technologií, stejně jako vzdělávání vlastních členů a veřejnosti v rámci tohoto tématu (více na <text:span text:style-name="T11">https://l</text:span>abka.cz)</text:p>
      <text:p text:style-name="P19">Za Labka, z.s., se projektu budou účastnit především tito lidé, ale je možné, že v průběhu <text:span text:style-name="T11">projektu </text:span>se složení může měnit:</text:p>
      <text:p text:style-name="P19">Bc. Tomáš Petrů – předseda Labka, z.s., projektový manažer, autor projeku, <text:span text:style-name="T26">vedlejší programátor, administrátor</text:span></text:p>
      <text:p text:style-name="P19">Ing. Jiří Sléžka – především aplikace <text:span text:style-name="T26">NB-IoT, hlavní administrátor serveru</text:span></text:p>
      <text:p text:style-name="P1">Ing. Pavel Pol<text:span text:style-name="T9">a</text:span>ch – návrh a výroba <text:change-start text:change-id="ct140406640099376"/><text:span text:style-name="T34">senzorů</text:span><text:change-end text:change-id="ct140406640099376"/><text:change text:change-id="ct140406644248432"/>, jejich napájení, výroba HW-SW prvku schopného ovládat koncové zařízení (v tomto případě vzduchotechniku)</text:p>
      <text:p text:style-name="P21"><text:span text:style-name="T5">xxx. <text:s/></text:span>Stanislav D<text:span text:style-name="T33">u</text:span>šek – sítě</text:p>
      <text:p text:style-name="P21">Jan Bětík – sítě, programování, administrace serveru, <text:span text:style-name="T11">zabezpečení</text:span></text:p>
      <text:p text:style-name="P22"><text:span text:style-name="T5">xxx. </text:span>Radek Svoboda – práce s dronem, návrh neurální sítě</text:p>
      <text:p text:style-name="P1"><text:span text:style-name="T11">a </text:span>případně další.</text:p>
      <text:p text:style-name="P1">Je možné, že některé části projektu budou mimo možnosti samotného realizačního týmu a je proto nezbytně potřebné, aby samotný projekt počítal například s možností pronajmout programátora, zaplatit výrobu specializovaných zařízení a podobně (<office:annotation office:name="__Annotation__280_1812444130"><dc:creator>Tomas Petru</dc:creator><dc:date>2016-10-23T15:05:43</dc:date><loext:sender-initials>TP</loext:sender-initials><text:p text:style-name="P35"><text:span text:style-name="T35">Link na existující dokument</text:span></text:p></office:annotation><text:span text:style-name="T3">viz. Cenový odhad</text:span><office:annotation-end office:name="__Annotation__280_1812444130"/>), <text:span text:style-name="T10">ačkoliv team jako takový se bude vždy snažit vycházet z vlastní práce, připadně z volně dostupných existujících řešení.</text:span></text:p>
      <text:h text:style-name="Heading_20_1" text:outline-level="1">Časov<text:span text:style-name="T11">a</text:span> <office:annotation office:name="__Annotation__281_1812444130"><dc:creator>Tomas Petru</dc:creator><dc:date>2016-10-23T15:06:04</dc:date><loext:sender-initials>TP</loext:sender-initials><text:p text:style-name="P35"><text:span text:style-name="T35">Dron nesouhlasí s 36 měsíci, chce zkrátit, projednat</text:span></text:p></office:annotation>dispozice projektu<office:annotation-end office:name="__Annotation__281_1812444130"/></text:h>
      <text:p text:style-name="P1">Celý projekt je koncipovaný jako <text:span text:style-name="T12">studie proveditelnosti a prototypovaní řešení, u nějž bude potřeba nejen kontinuální sběr dat po delší čas, respektive po celou dobu běhu projektu, ale také studie užitečnosti a dlouhodobého chování celé infrastruktury. Z tohoto důvodu navrhujeme využít maximální možnou délku grantového programu, tedy 36 měsíců, což nicmeně neznamená, že prototyp bude dostupný až po uplynutí této doby, jako spíše to, aby z projektu bylo možné vytěžit konkrétní řešení v postačující kvalitě.</text:span></text:p>
      <text:p text:style-name="P23">Samotné dílčí kroky realizace budou definovány v kompletní projektové dokumentaci.</text:p>
      <text:h text:style-name="Heading_20_1" text:outline-level="1"><text:soft-page-break/>Možné problémy, <text:span text:style-name="T25">nejasnosti</text:span></text:h>
      <text:list xml:id="list6825485251904414845" text:style-name="L2">
        <text:list-item>
          <text:p text:style-name="P26">zabezpečení IoT prvků</text:p>
        </text:list-item>
        <text:list-item>
          <text:p text:style-name="P27">nejasná kvalita <text:span text:style-name="T25">běžně dostupných senzorů</text:span></text:p>
        </text:list-item>
        <text:list-item>
          <text:p text:style-name="P34">predikční modely</text:p>
        </text:list-item>
        <text:list-item>
          <text:p text:style-name="P34">možné použití neurální sítě pro různé modely a různé druhy vstupů</text:p>
        </text:list-item>
        <text:list-item>
          <text:p text:style-name="P34">protokoly pro řízení vzduchotechnik(y)</text:p>
        </text:list-item>
        <text:list-item>
          <text:p text:style-name="P32">licence použitých softwarových řešení a licence celého projektu</text:p>
        </text:list-item>
        <text:list-item>
          <text:p text:style-name="P32">legáln<text:span text:style-name="T11">ost</text:span> použití dronu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number:date-style style:name="N37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140406645042752" text:id="ct140406645042752">
            <text:insertion>
              <office:change-info>
                <dc:creator>Tomas Petru</dc:creator>
                <dc:date>2016-10-23T17:13:00</dc:date>
              </office:change-info>
            </text:insertion>
          </text:changed-region>
        </text:tracked-changes>
        <text:p text:style-name="Header"><draw:frame draw:style-name="Mfr1" draw:name="Image2" text:anchor-type="paragraph" svg:y="-10.83mm" svg:width="38.24mm" svg:height="18.91mm" draw:z-index="2"><draw:image xlink:href="Pictures/100002010000021400000107B676BBE78DCA96FD.png" xlink:type="simple" xlink:show="embed" xlink:actuate="onLoad"/></draw:frame><text:change-start text:change-id="ct140406645042752"/><text:time style:data-style-name="N41" text:time-value="2016-10-23T17:13:00.605361191" text:fixed="true">17:13:01</text:time> / <text:date style:data-style-name="N37" text:date-value="2016-10-23T17:13:09.126556925" text:fixed="true">23.10.2016</text:date><text:change-end text:change-id="ct140406645042752"/></text:p>
      </style:header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15:57.885529000</meta:creation-date>
    <dc:date>2016-10-23T17:13:14.258656000</dc:date>
    <meta:editing-duration>PT21H48M31S</meta:editing-duration>
    <meta:editing-cycles>32</meta:editing-cycles>
    <meta:generator>LibreOffice/5.1.5.2$MacOSX_X86_64 LibreOffice_project/7a864d8825610a8c07cfc3bc01dd4fce6a9447e5</meta:generator>
    <meta:print-date>2016-10-22T19:17:27.394324000</meta:print-date>
    <dc:creator>Tomas Petru</dc:creator>
    <meta:document-statistic meta:table-count="0" meta:image-count="1" meta:object-count="0" meta:page-count="4" meta:paragraph-count="56" meta:word-count="1053" meta:character-count="7487" meta:non-whitespace-character-count="6492"/>
  </office:meta>
</office:document-meta>
</file>